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 table:number-columns-repeated="3"/>
          <table:covered-table-cell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Koleksi Baca di Tempat [detail.periode2]</text:p>
          </table:table-cell>
          <table:covered-table-cell table:number-columns-repeated="3"/>
          <table:covered-table-cell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Ranking [detail.Berdasarkan]</text:p>
          </table:table-cell>
          <table:covered-table-cell/>
          <table:covered-table-cell table:number-columns-repeated="2" table:style-name="Default"/>
          <table:covered-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Jumlah Anggota</text:p>
          </table:table-cell>
          <table:table-cell table:style-name="ce10" office:value-type="string" calcext:value-type="string">
            <text:p>Data Bibliografis</text:p>
          </table:table-cell>
          <table:table-cell table:style-name="ce10" office:value-type="string" calcext:value-type="string">
            <text:p>Jumlah Pembaca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Frekuensi]</text:p>
          </table:table-cell>
          <table:table-cell table:style-name="ce11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Frekuensi]</text:p>
          </table:table-cell>
          <table:table-cell table:style-name="ce9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1:15:31.0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1T14:49:54.181000000</dc:date>
    <meta:editing-duration>PT5H58M36S</meta:editing-duration>
    <meta:editing-cycles>27</meta:editing-cycles>
    <meta:document-statistic meta:table-count="1" meta:cell-count="16" meta:object-count="0"/>
  </office:meta>
</office:document-meta>
</file>